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54in" fo:margin-left="0.2194in" table:align="left"/>
    </style:style>
    <style:style style:name="Table1.A" style:family="table-column">
      <style:table-column-properties style:column-width="6.4354in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6.359in" table:align="margins"/>
    </style:style>
    <style:style style:name="Table15.A" style:family="table-column">
      <style:table-column-properties style:column-width="6.359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359in" table:align="margins"/>
    </style:style>
    <style:style style:name="Table8.A" style:family="table-column">
      <style:table-column-properties style:column-width="1.2715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354in" fo:margin-left="0.2194in" table:align="left"/>
    </style:style>
    <style:style style:name="Table9.A" style:family="table-column">
      <style:table-column-properties style:column-width="6.4354in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125in"/>
    </style:style>
    <style:style style:name="Table10.B" style:family="table-column">
      <style:table-column-properties style:column-width="5.875in"/>
    </style:style>
    <style:style style:name="Table10.C" style:family="table-column">
      <style:table-column-properties style:column-width="0.7396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7986in" table:align="margins"/>
    </style:style>
    <style:style style:name="Table11.A" style:family="table-column">
      <style:table-column-properties style:column-width="5.7986in" style:rel-column-width="65535*"/>
    </style:style>
    <style:style style:name="Table11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5.875in"/>
    </style:style>
    <style:style style:name="Table2.C" style:family="table-column">
      <style:table-column-properties style:column-width="0.7396in"/>
    </style:style>
    <style:style style:name="Table2.A1" style:family="table-cell">
      <style:table-cell-properties fo:padding="0.0382in" fo:border="none"/>
    </style:style>
    <style:style style:name="Table16" style:family="table">
      <style:table-properties style:width="5.7986in" table:align="margins"/>
    </style:style>
    <style:style style:name="Table16.A" style:family="table-column">
      <style:table-column-properties style:column-width="5.7986in" style:rel-column-width="65535*"/>
    </style:style>
    <style:style style:name="Table16.A1" style:family="table-cell">
      <style:table-cell-properties fo:padding="0.0382in" fo:border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125in"/>
    </style:style>
    <style:style style:name="Table12.B" style:family="table-column">
      <style:table-column-properties style:column-width="5.875in"/>
    </style:style>
    <style:style style:name="Table12.C" style:family="table-column">
      <style:table-column-properties style:column-width="0.7396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5.7986in" table:align="margins"/>
    </style:style>
    <style:style style:name="Table13.A" style:family="table-column">
      <style:table-column-properties style:column-width="5.7986in" style:rel-column-width="65535*"/>
    </style:style>
    <style:style style:name="Table13.A1" style:family="table-cell">
      <style:table-cell-properties fo:padding="0.0382in" fo:border="0.05pt solid #000000"/>
    </style:style>
    <style:style style:name="Table3" style:family="table">
      <style:table-properties style:width="6.4354in" fo:margin-left="0.2194in" table:align="left"/>
    </style:style>
    <style:style style:name="Table3.A" style:family="table-column">
      <style:table-column-properties style:column-width="6.4354in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20" style:family="table">
      <style:table-properties style:width="6.359in" table:align="margins"/>
    </style:style>
    <style:style style:name="Table20.A" style:family="table-column">
      <style:table-column-properties style:column-width="6.359in" style:rel-column-width="65535*"/>
    </style:style>
    <style:style style:name="Table20.A1" style:family="table-cell">
      <style:table-cell-properties fo:padding="0.0382in" fo:border="0.05pt solid #000000"/>
    </style:style>
    <style:style style:name="Table14" style:family="table">
      <style:table-properties style:width="6.359in" table:align="margins"/>
    </style:style>
    <style:style style:name="Table14.A" style:family="table-column">
      <style:table-column-properties style:column-width="6.359in" style:rel-column-width="65535*"/>
    </style:style>
    <style:style style:name="Table14.A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5.875in"/>
    </style:style>
    <style:style style:name="Table4.C" style:family="table-column">
      <style:table-column-properties style:column-width="0.6771in"/>
    </style:style>
    <style:style style:name="Table4.A1" style:family="table-cell">
      <style:table-cell-properties fo:padding="0.0382in" fo:border="none"/>
    </style:style>
    <style:style style:name="Table22" style:family="table">
      <style:table-properties style:width="5.7986in" table:align="margins"/>
    </style:style>
    <style:style style:name="Table22.A" style:family="table-column">
      <style:table-column-properties style:column-width="5.7986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5.7986in" table:align="margins"/>
    </style:style>
    <style:style style:name="Table23.A" style:family="table-column">
      <style:table-column-properties style:column-width="5.798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7986in" table:align="margins"/>
    </style:style>
    <style:style style:name="Table24.A" style:family="table-column">
      <style:table-column-properties style:column-width="5.7986in" style:rel-column-width="65535*"/>
    </style:style>
    <style:style style:name="Table24.A1" style:family="table-cell">
      <style:table-cell-properties fo:padding="0.0382in" fo:border="0.05pt solid #000000"/>
    </style:style>
    <style:style style:name="Table17" style:family="table">
      <style:table-properties style:width="5.7986in" table:align="margins"/>
    </style:style>
    <style:style style:name="Table17.A" style:family="table-column">
      <style:table-column-properties style:column-width="5.7986in" style:rel-column-width="65535*"/>
    </style:style>
    <style:style style:name="Table17.A1" style:family="table-cell">
      <style:table-cell-properties fo:padding="0.0382in" fo:border="0.05pt solid #000000"/>
    </style:style>
    <style:style style:name="Table5" style:family="table">
      <style:table-properties style:width="5.7986in" table:align="margins"/>
    </style:style>
    <style:style style:name="Table5.A" style:family="table-column">
      <style:table-column-properties style:column-width="5.7986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7986in" table:align="margins"/>
    </style:style>
    <style:style style:name="Table6.A" style:family="table-column">
      <style:table-column-properties style:column-width="5.7986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style:border-line-width="0.0035in 0.0035in 0.0069in" fo:padding="0.0382in" fo:border="1pt double #000000"/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3" style:family="paragraph" style:parent-style-name="Footer">
      <style:text-properties fo:color="#dddddd" fo:font-size="8pt" style:font-size-asian="8pt" style:font-size-complex="8pt"/>
    </style:style>
    <style:style style:name="P4" style:family="paragraph" style:parent-style-name="Standard">
      <style:text-properties officeooo:rsid="02b7ee58" officeooo:paragraph-rsid="02b60d06"/>
    </style:style>
    <style:style style:name="P5" style:family="paragraph" style:parent-style-name="Standard">
      <style:text-properties officeooo:rsid="02b7ee58" officeooo:paragraph-rsid="0428ad87"/>
    </style:style>
    <style:style style:name="P6" style:family="paragraph" style:parent-style-name="Standard">
      <style:text-properties officeooo:rsid="02b7ee58" officeooo:paragraph-rsid="05a995a4"/>
    </style:style>
    <style:style style:name="P7" style:family="paragraph" style:parent-style-name="Standard">
      <style:text-properties officeooo:paragraph-rsid="02be9bfe"/>
    </style:style>
    <style:style style:name="P8" style:family="paragraph" style:parent-style-name="Standard">
      <style:text-properties officeooo:rsid="043627ff" officeooo:paragraph-rsid="043627ff"/>
    </style:style>
    <style:style style:name="P9" style:family="paragraph" style:parent-style-name="Standard">
      <style:text-properties officeooo:rsid="043627ff" officeooo:paragraph-rsid="05352390"/>
    </style:style>
    <style:style style:name="P10" style:family="paragraph" style:parent-style-name="Standard">
      <style:text-properties officeooo:paragraph-rsid="043abd91"/>
    </style:style>
    <style:style style:name="P11" style:family="paragraph" style:parent-style-name="Standard">
      <style:text-properties fo:font-weight="bold" officeooo:rsid="05be80b5" officeooo:paragraph-rsid="05d509c1" style:font-weight-asian="bold" style:font-weight-complex="bold"/>
    </style:style>
    <style:style style:name="P12" style:family="paragraph" style:parent-style-name="Standard">
      <style:text-properties officeooo:rsid="041139ed" officeooo:paragraph-rsid="041139e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2a3da5d" officeooo:paragraph-rsid="02be9bfe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2a3da5d" officeooo:paragraph-rsid="043abd91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2a3da5d" officeooo:paragraph-rsid="044106a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2a3da5d" officeooo:paragraph-rsid="0447c5c7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2a3da5d" officeooo:paragraph-rsid="0466ebbf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2a3da5d" officeooo:paragraph-rsid="05c0d19e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2a3da5d" officeooo:paragraph-rsid="05c556c0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2a3da5d" officeooo:paragraph-rsid="05e95d0f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officeooo:rsid="02a3da5d" officeooo:paragraph-rsid="05eccc24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2a3da5d" officeooo:paragraph-rsid="05f0e784" style:font-weight-asian="bold" style:font-weight-complex="bold"/>
    </style:style>
    <style:style style:name="P23" style:family="paragraph" style:parent-style-name="Table_20_Contents">
      <style:text-properties fo:font-weight="bold" officeooo:rsid="05185f73" officeooo:paragraph-rsid="05185f73" style:font-weight-asian="bold" style:font-weight-complex="bold"/>
    </style:style>
    <style:style style:name="P24" style:family="paragraph" style:parent-style-name="Table_20_Contents">
      <style:text-properties fo:font-weight="bold" officeooo:rsid="05185f73" officeooo:paragraph-rsid="02be9bfe" style:font-weight-asian="bold" style:font-weight-complex="bold"/>
    </style:style>
    <style:style style:name="P25" style:family="paragraph" style:parent-style-name="Table_20_Contents">
      <style:text-properties fo:font-weight="bold" officeooo:rsid="05185f73" officeooo:paragraph-rsid="05c0d19e" style:font-weight-asian="bold" style:font-weight-complex="bold"/>
    </style:style>
    <style:style style:name="P26" style:family="paragraph" style:parent-style-name="Table_20_Contents">
      <style:text-properties fo:font-weight="bold" officeooo:rsid="05185f73" officeooo:paragraph-rsid="05c556c0" style:font-weight-asian="bold" style:font-weight-complex="bold"/>
    </style:style>
    <style:style style:name="P27" style:family="paragraph" style:parent-style-name="Table_20_Contents">
      <style:text-properties fo:font-weight="bold" officeooo:rsid="05359a4c" officeooo:paragraph-rsid="05359a4c" style:font-weight-asian="bold" style:font-weight-complex="bold"/>
    </style:style>
    <style:style style:name="P28" style:family="paragraph" style:parent-style-name="Table_20_Contents">
      <style:text-properties fo:font-weight="bold" officeooo:rsid="0467aa54" officeooo:paragraph-rsid="046524b2" style:font-weight-asian="bold" style:font-weight-complex="bold"/>
    </style:style>
    <style:style style:name="P29" style:family="paragraph" style:parent-style-name="Table_20_Contents">
      <style:text-properties fo:font-weight="bold" officeooo:rsid="05385bbe" officeooo:paragraph-rsid="05385bbe" style:font-weight-asian="bold" style:font-weight-complex="bold"/>
    </style:style>
    <style:style style:name="P30" style:family="paragraph" style:parent-style-name="Table_20_Contents">
      <style:text-properties fo:font-weight="bold" officeooo:rsid="044ac3a6" officeooo:paragraph-rsid="04468a9b" style:font-weight-asian="bold" style:font-weight-complex="bold"/>
    </style:style>
    <style:style style:name="P31" style:family="paragraph" style:parent-style-name="Table_20_Contents">
      <style:text-properties fo:font-weight="bold" officeooo:rsid="05bb9e5f" officeooo:paragraph-rsid="05bb9e5f" style:font-weight-asian="bold" style:font-weight-complex="bold"/>
    </style:style>
    <style:style style:name="P32" style:family="paragraph" style:parent-style-name="Table_20_Contents">
      <style:text-properties fo:font-weight="bold" officeooo:rsid="05bb9e5f" officeooo:paragraph-rsid="05c0d19e" style:font-weight-asian="bold" style:font-weight-complex="bold"/>
    </style:style>
    <style:style style:name="P33" style:family="paragraph" style:parent-style-name="Table_20_Contents">
      <style:text-properties fo:font-weight="bold" officeooo:rsid="05bb9e5f" officeooo:paragraph-rsid="05c556c0" style:font-weight-asian="bold" style:font-weight-complex="bold"/>
    </style:style>
    <style:style style:name="P34" style:family="paragraph" style:parent-style-name="Table_20_Contents">
      <style:text-properties fo:font-weight="bold" officeooo:rsid="05bb9e5f" officeooo:paragraph-rsid="05d0ad44" style:font-weight-asian="bold" style:font-weight-complex="bold"/>
    </style:style>
    <style:style style:name="P35" style:family="paragraph" style:parent-style-name="Table_20_Contents">
      <style:text-properties fo:font-weight="bold" officeooo:rsid="05bb9e5f" officeooo:paragraph-rsid="05d25b1b" style:font-weight-asian="bold" style:font-weight-complex="bold"/>
    </style:style>
    <style:style style:name="P36" style:family="paragraph" style:parent-style-name="Table_20_Contents">
      <style:text-properties fo:font-weight="bold" officeooo:rsid="05bd1403" officeooo:paragraph-rsid="05bd1403" style:font-weight-asian="bold" style:font-weight-complex="bold"/>
    </style:style>
    <style:style style:name="P37" style:family="paragraph" style:parent-style-name="Table_20_Contents">
      <style:text-properties fo:font-weight="bold" officeooo:rsid="05be80b5" officeooo:paragraph-rsid="05bd1403" style:font-weight-asian="bold" style:font-weight-complex="bold"/>
    </style:style>
    <style:style style:name="P38" style:family="paragraph" style:parent-style-name="Table_20_Contents">
      <style:text-properties fo:font-weight="bold" officeooo:rsid="05be80b5" officeooo:paragraph-rsid="05c0d19e" style:font-weight-asian="bold" style:font-weight-complex="bold"/>
    </style:style>
    <style:style style:name="P39" style:family="paragraph" style:parent-style-name="Table_20_Contents">
      <style:text-properties fo:font-weight="bold" officeooo:rsid="05be80b5" officeooo:paragraph-rsid="05d509c1" style:font-weight-asian="bold" style:font-weight-complex="bold"/>
    </style:style>
    <style:style style:name="P40" style:family="paragraph" style:parent-style-name="Table_20_Contents">
      <style:text-properties fo:font-weight="bold" officeooo:rsid="05bf4aee" officeooo:paragraph-rsid="05bf4aee" style:font-weight-asian="bold" style:font-weight-complex="bold"/>
    </style:style>
    <style:style style:name="P41" style:family="paragraph" style:parent-style-name="Table_20_Contents">
      <style:text-properties fo:font-weight="bold" officeooo:rsid="05bf4aee" officeooo:paragraph-rsid="05c0d19e" style:font-weight-asian="bold" style:font-weight-complex="bold"/>
    </style:style>
    <style:style style:name="P42" style:family="paragraph" style:parent-style-name="Table_20_Contents">
      <style:text-properties fo:font-weight="bold" officeooo:rsid="05bf4aee" officeooo:paragraph-rsid="05c556c0" style:font-weight-asian="bold" style:font-weight-complex="bold"/>
    </style:style>
    <style:style style:name="P43" style:family="paragraph" style:parent-style-name="Table_20_Contents">
      <style:text-properties fo:font-weight="bold" officeooo:rsid="05bf4aee" officeooo:paragraph-rsid="05c8aca7" style:font-weight-asian="bold" style:font-weight-complex="bold"/>
    </style:style>
    <style:style style:name="P44" style:family="paragraph" style:parent-style-name="Table_20_Contents">
      <style:text-properties fo:font-weight="bold" officeooo:rsid="05bf4aee" officeooo:paragraph-rsid="05d0ad44" style:font-weight-asian="bold" style:font-weight-complex="bold"/>
    </style:style>
    <style:style style:name="P45" style:family="paragraph" style:parent-style-name="Table_20_Contents">
      <style:text-properties fo:font-weight="bold" officeooo:rsid="05bf4aee" officeooo:paragraph-rsid="05d25b1b" style:font-weight-asian="bold" style:font-weight-complex="bold"/>
    </style:style>
    <style:style style:name="P46" style:family="paragraph" style:parent-style-name="Table_20_Contents">
      <style:text-properties fo:font-weight="bold" officeooo:rsid="05bf4aee" officeooo:paragraph-rsid="05d509c1" style:font-weight-asian="bold" style:font-weight-complex="bold"/>
    </style:style>
    <style:style style:name="P47" style:family="paragraph" style:parent-style-name="Table_20_Contents">
      <style:text-properties fo:font-weight="bold" officeooo:rsid="05cd6a7e" officeooo:paragraph-rsid="05d0ad44" style:font-weight-asian="bold" style:font-weight-complex="bold"/>
    </style:style>
    <style:style style:name="P48" style:family="paragraph" style:parent-style-name="Table_20_Contents">
      <style:text-properties fo:font-weight="bold" officeooo:rsid="05cd6a7e" officeooo:paragraph-rsid="05d25b1b" style:font-weight-asian="bold" style:font-weight-complex="bold"/>
    </style:style>
    <style:style style:name="P49" style:family="paragraph" style:parent-style-name="Table_20_Contents">
      <style:text-properties fo:font-weight="bold" officeooo:rsid="043e665d" officeooo:paragraph-rsid="043abd91" style:font-weight-asian="bold" style:font-weight-complex="bold"/>
    </style:style>
    <style:style style:name="P50" style:family="paragraph" style:parent-style-name="Table_20_Contents">
      <style:text-properties fo:font-weight="bold" officeooo:rsid="05e44202" officeooo:paragraph-rsid="05e44202" style:font-weight-asian="bold" style:font-weight-complex="bold"/>
    </style:style>
    <style:style style:name="P51" style:family="paragraph" style:parent-style-name="Table_20_Contents">
      <style:text-properties fo:font-weight="bold" officeooo:rsid="05e78962" officeooo:paragraph-rsid="05e78962" style:font-weight-asian="bold" style:font-weight-complex="bold"/>
    </style:style>
    <style:style style:name="P52" style:family="paragraph" style:parent-style-name="Table_20_Contents">
      <style:text-properties fo:font-weight="bold" officeooo:rsid="05e95d0f" officeooo:paragraph-rsid="05e95d0f" style:font-weight-asian="bold" style:font-weight-complex="bold"/>
    </style:style>
    <style:style style:name="P53" style:family="paragraph" style:parent-style-name="Table_20_Contents">
      <style:text-properties fo:font-weight="bold" officeooo:rsid="05ee3b40" officeooo:paragraph-rsid="05ee3b40" style:font-weight-asian="bold" style:font-weight-complex="bold"/>
    </style:style>
    <style:style style:name="P54" style:family="paragraph" style:parent-style-name="Table_20_Contents">
      <style:text-properties fo:font-weight="bold" officeooo:rsid="05efccc8" officeooo:paragraph-rsid="05efccc8" style:font-weight-asian="bold" style:font-weight-complex="bold"/>
    </style:style>
    <style:style style:name="P55" style:family="paragraph" style:parent-style-name="Table_20_Contents">
      <style:text-properties fo:font-style="normal" fo:font-weight="bold" officeooo:rsid="0514158b" officeooo:paragraph-rsid="0514158b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font-style="normal" fo:font-weight="bold" officeooo:rsid="043e665d" officeooo:paragraph-rsid="053c5101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normal" fo:font-weight="bold" officeooo:rsid="059cf629" officeooo:paragraph-rsid="059cf629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fo:font-weight="bold" officeooo:rsid="059dfeec" officeooo:paragraph-rsid="059dfeec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font-style="normal" fo:font-weight="bold" officeooo:rsid="05a31147" officeooo:paragraph-rsid="05a31147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font-style="normal" fo:font-weight="bold" officeooo:rsid="05a471bf" officeooo:paragraph-rsid="05a471bf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font-style="normal" fo:font-weight="bold" officeooo:rsid="05a995a4" officeooo:paragraph-rsid="05a995a4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font-style="normal" fo:font-weight="bold" officeooo:rsid="05aafd59" officeooo:paragraph-rsid="05aafd59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font-style="normal" fo:font-weight="bold" officeooo:rsid="05acdd74" officeooo:paragraph-rsid="05acdd74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font-style="normal" fo:font-weight="bold" officeooo:rsid="05acdd74" officeooo:paragraph-rsid="05b205fa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fo:font-weight="bold" officeooo:rsid="05af3798" officeooo:paragraph-rsid="05b205fa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fo:font-weight="bold" officeooo:rsid="05b5b052" officeooo:paragraph-rsid="05b5b052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fo:font-weight="bold" officeooo:rsid="05d93680" officeooo:paragraph-rsid="05d93680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fo:font-weight="bold" officeooo:rsid="05dd81a2" officeooo:paragraph-rsid="05dd81a2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fo:font-weight="bold" officeooo:rsid="05deaf23" officeooo:paragraph-rsid="05deaf23" style:font-style-asian="normal" style:font-weight-asian="bold" style:font-style-complex="normal" style:font-weight-complex="bold"/>
    </style:style>
    <style:style style:name="P70" style:family="paragraph" style:parent-style-name="Table_20_Contents">
      <style:text-properties fo:font-style="normal" style:text-underline-style="none" fo:font-weight="bold" officeooo:rsid="052b7aa1" officeooo:paragraph-rsid="052ac1f8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style:text-underline-style="none" fo:font-weight="bold" officeooo:rsid="052c6012" officeooo:paragraph-rsid="052c6012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style:text-underline-style="none" fo:font-weight="bold" officeooo:rsid="052c6012" officeooo:paragraph-rsid="053a472f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style:text-underline-style="none" fo:font-weight="bold" officeooo:rsid="052c6012" officeooo:paragraph-rsid="053ddaa7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style:text-underline-style="none" fo:font-weight="bold" officeooo:rsid="052ee0ee" officeooo:paragraph-rsid="0535e96c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style:text-underline-style="none" fo:font-weight="bold" officeooo:rsid="052ee0ee" officeooo:paragraph-rsid="052f9a98" style:font-style-asian="normal" style:font-weight-asian="bold" style:font-style-complex="normal" style:font-weight-complex="bold"/>
    </style:style>
    <style:style style:name="P76" style:family="paragraph" style:parent-style-name="Table_20_Contents">
      <style:text-properties style:font-name="DejaVu Sans Mono" officeooo:rsid="0514158b" officeooo:paragraph-rsid="052c6012"/>
    </style:style>
    <style:style style:name="P77" style:family="paragraph" style:parent-style-name="Table_20_Contents">
      <style:text-properties style:font-name="DejaVu Sans Mono" officeooo:rsid="059fe959" officeooo:paragraph-rsid="059fe959"/>
    </style:style>
    <style:style style:name="P78" style:family="paragraph" style:parent-style-name="Table_20_Contents">
      <style:text-properties style:font-name="DejaVu Sans Mono" fo:font-weight="bold" officeooo:rsid="059fe959" officeooo:paragraph-rsid="059fe959" style:font-weight-asian="bold" style:font-weight-complex="bold"/>
    </style:style>
    <style:style style:name="P79" style:family="paragraph" style:parent-style-name="Table_20_Contents">
      <style:text-properties style:font-name="DejaVu Sans Mono" officeooo:rsid="05a07858" officeooo:paragraph-rsid="05a07858"/>
    </style:style>
    <style:style style:name="P80" style:family="paragraph" style:parent-style-name="Table_20_Contents">
      <style:text-properties style:font-name="DejaVu Sans Mono" officeooo:rsid="05b9cae9" officeooo:paragraph-rsid="05b9cae9"/>
    </style:style>
    <style:style style:name="P81" style:family="paragraph" style:parent-style-name="Table_20_Contents">
      <style:text-properties style:font-name="DejaVu Sans Mono" officeooo:rsid="05b9cae9" officeooo:paragraph-rsid="05c0d19e"/>
    </style:style>
    <style:style style:name="P82" style:family="paragraph" style:parent-style-name="Table_20_Contents">
      <style:text-properties style:font-name="DejaVu Sans Mono" officeooo:rsid="05c6ee05" officeooo:paragraph-rsid="05c6ee05"/>
    </style:style>
    <style:style style:name="P83" style:family="paragraph" style:parent-style-name="Table_20_Contents">
      <style:text-properties style:font-name="DejaVu Sans Mono" officeooo:rsid="052f9a98" officeooo:paragraph-rsid="052f9a98"/>
    </style:style>
    <style:style style:name="P84" style:family="paragraph" style:parent-style-name="Table_20_Contents">
      <style:text-properties style:font-name="DejaVu Sans Mono" officeooo:rsid="05e44202" officeooo:paragraph-rsid="05e44202"/>
    </style:style>
    <style:style style:name="P85" style:family="paragraph" style:parent-style-name="Table_20_Contents">
      <style:text-properties style:font-name="DejaVu Sans Mono" officeooo:rsid="05e59e83" officeooo:paragraph-rsid="05e59e83"/>
    </style:style>
    <style:style style:name="P86" style:family="paragraph" style:parent-style-name="Table_20_Contents">
      <style:text-properties style:font-name="DejaVu Sans Mono" officeooo:rsid="05e95d0f" officeooo:paragraph-rsid="05e95d0f"/>
    </style:style>
    <style:style style:name="P87" style:family="paragraph" style:parent-style-name="Table_20_Contents">
      <style:text-properties style:font-name="DejaVu Sans Mono" officeooo:rsid="05eb32b2" officeooo:paragraph-rsid="05eb32b2"/>
    </style:style>
    <style:style style:name="P88" style:family="paragraph" style:parent-style-name="Table_20_Contents">
      <style:text-properties style:font-name="DejaVu Sans Mono" officeooo:rsid="05eeed1c" officeooo:paragraph-rsid="05eeed1c"/>
    </style:style>
    <style:style style:name="P89" style:family="paragraph" style:parent-style-name="Table_20_Contents">
      <style:text-properties style:font-name="DejaVu Sans Mono" officeooo:rsid="05efccc8" officeooo:paragraph-rsid="05efccc8"/>
    </style:style>
    <style:style style:name="P90" style:family="paragraph" style:parent-style-name="Table_20_Contents">
      <style:text-properties fo:font-weight="normal" officeooo:rsid="053b5a05" officeooo:paragraph-rsid="053b5a05" style:font-weight-asian="normal" style:font-weight-complex="normal"/>
    </style:style>
    <style:style style:name="P91" style:family="paragraph" style:parent-style-name="Table_20_Contents">
      <style:text-properties officeooo:rsid="05a4c4cd" officeooo:paragraph-rsid="05a4c4cd"/>
    </style:style>
    <style:style style:name="P92" style:family="paragraph" style:parent-style-name="Text_20_body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page"/>
      <style:text-properties officeooo:rsid="041139ed" officeooo:paragraph-rsid="05c0d19e"/>
    </style:style>
    <style:style style:name="P94" style:family="paragraph" style:parent-style-name="Standard">
      <style:paragraph-properties fo:break-before="page"/>
      <style:text-properties officeooo:rsid="02b3db5c" officeooo:paragraph-rsid="05a995a4"/>
    </style:style>
    <style:style style:name="P95" style:family="paragraph" style:parent-style-name="Standard">
      <style:paragraph-properties fo:break-before="page"/>
      <style:text-properties fo:font-weight="normal" officeooo:paragraph-rsid="05c556c0" style:font-weight-asian="normal" style:font-weight-complex="normal"/>
    </style:style>
    <style:style style:name="P96" style:family="paragraph" style:parent-style-name="Standard">
      <style:text-properties fo:font-style="normal" fo:font-weight="normal" officeooo:rsid="05b923a8" officeooo:paragraph-rsid="05c0d19e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weight="bold" style:font-weight-asian="bold" style:font-weight-complex="bold"/>
    </style:style>
    <style:style style:name="P98" style:family="paragraph" style:parent-style-name="Text_20_body">
      <style:text-properties fo:font-style="italic" fo:font-weight="bold" officeooo:rsid="04008904" officeooo:paragraph-rsid="05f6767e" style:font-style-asian="italic" style:font-weight-asian="bold" style:font-style-complex="italic" style:font-weight-complex="bold"/>
    </style:style>
    <style:style style:name="P99" style:family="paragraph" style:parent-style-name="Text_20_body">
      <style:text-properties fo:font-style="italic" fo:font-weight="bold" officeooo:rsid="04008904" officeooo:paragraph-rsid="05fc6fac" style:font-style-asian="italic" style:font-weight-asian="bold" style:font-style-complex="italic" style:font-weight-complex="bold"/>
    </style:style>
    <style:style style:name="P100" style:family="paragraph" style:parent-style-name="Text_20_body">
      <style:text-properties fo:font-style="italic" fo:font-weight="bold" officeooo:rsid="05f6767e" officeooo:paragraph-rsid="05fc6fac" style:font-style-asian="italic" style:font-weight-asian="bold" style:font-style-complex="italic" style:font-weight-complex="bold"/>
    </style:style>
    <style:style style:name="P101" style:family="paragraph" style:parent-style-name="Table_20_Contents">
      <style:text-properties fo:font-weight="bold" officeooo:rsid="05c841ab" officeooo:paragraph-rsid="05c556c0" style:font-weight-asian="bold" style:font-weight-complex="bold"/>
    </style:style>
    <style:style style:name="P102" style:family="paragraph" style:parent-style-name="Table_20_Contents">
      <style:text-properties fo:font-style="normal" style:text-underline-style="none" fo:font-weight="bold" officeooo:rsid="05dbbaa0" officeooo:paragraph-rsid="05dbbaa0" style:font-style-asian="normal" style:font-weight-asian="bold" style:font-style-complex="normal" style:font-weight-complex="bold"/>
    </style:style>
    <style:style style:name="P103" style:family="paragraph" style:parent-style-name="Table_20_Contents">
      <style:text-properties fo:font-style="normal" style:text-underline-style="none" fo:font-weight="bold" officeooo:rsid="05dd81a2" officeooo:paragraph-rsid="05dd81a2" style:font-style-asian="normal" style:font-weight-asian="bold" style:font-style-complex="normal" style:font-weight-complex="bold"/>
    </style:style>
    <style:style style:name="P104" style:family="paragraph" style:parent-style-name="Table_20_Contents">
      <style:text-properties fo:font-style="normal" style:text-underline-style="none" fo:font-weight="bold" officeooo:rsid="05de72d3" officeooo:paragraph-rsid="05de72d3" style:font-style-asian="normal" style:font-weight-asian="bold" style:font-style-complex="normal" style:font-weight-complex="bold"/>
    </style:style>
    <style:style style:name="P105" style:family="paragraph" style:parent-style-name="Heading_20_1">
      <style:text-properties officeooo:rsid="02b3db5c" officeooo:paragraph-rsid="02b3db5c"/>
    </style:style>
    <style:style style:name="P106" style:family="paragraph" style:parent-style-name="Heading_20_1">
      <style:paragraph-properties fo:break-before="page"/>
      <style:text-properties officeooo:rsid="02b3db5c" officeooo:paragraph-rsid="05c556c0"/>
    </style:style>
    <style:style style:name="T1" style:family="text">
      <style:text-properties officeooo:rsid="059762e0"/>
    </style:style>
    <style:style style:name="T2" style:family="text">
      <style:text-properties officeooo:rsid="024792d9"/>
    </style:style>
    <style:style style:name="T3" style:family="text">
      <style:text-properties officeooo:rsid="05981354"/>
    </style:style>
    <style:style style:name="T4" style:family="text">
      <style:text-properties fo:font-style="italic" officeooo:rsid="05b5b052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5d9d301" style:font-style-asian="italic" style:font-style-complex="italic"/>
    </style:style>
    <style:style style:name="T7" style:family="text">
      <style:text-properties fo:font-style="italic" style:text-underline-style="none" officeooo:rsid="05e24c6c" style:font-style-asian="italic" style:font-style-complex="italic"/>
    </style:style>
    <style:style style:name="T8" style:family="text">
      <style:text-properties fo:font-style="normal" officeooo:rsid="059b397d" style:font-style-asian="normal" style:font-style-complex="normal"/>
    </style:style>
    <style:style style:name="T9" style:family="text">
      <style:text-properties fo:font-style="normal" officeooo:rsid="05b72a9d" style:font-style-asian="normal" style:font-style-complex="normal"/>
    </style:style>
    <style:style style:name="T10" style:family="text">
      <style:text-properties fo:font-style="normal" officeooo:rsid="05b923a8" style:font-style-asian="normal" style:font-style-complex="normal"/>
    </style:style>
    <style:style style:name="T11" style:family="text">
      <style:text-properties fo:font-style="normal" officeooo:rsid="05f6767e" style:font-style-asian="normal" style:font-style-complex="normal"/>
    </style:style>
    <style:style style:name="T12" style:family="text">
      <style:text-properties fo:font-style="normal" fo:font-weight="bold" officeooo:rsid="05b923a8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5b923a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5f6767e" style:font-style-asian="normal" style:font-weight-asian="normal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52b7aa1"/>
    </style:style>
    <style:style style:name="T18" style:family="text">
      <style:text-properties style:text-underline-style="none" officeooo:rsid="052ee0ee"/>
    </style:style>
    <style:style style:name="T19" style:family="text">
      <style:text-properties style:text-underline-style="none" officeooo:rsid="05d9d301"/>
    </style:style>
    <style:style style:name="T20" style:family="text">
      <style:text-properties style:text-underline-style="none" officeooo:rsid="05e24c6c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officeooo:rsid="05fa433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41b89bc"/>
    </style:style>
    <style:style style:name="T25" style:family="text">
      <style:text-properties officeooo:rsid="0428ad87"/>
    </style:style>
    <style:style style:name="T26" style:family="text">
      <style:text-properties officeooo:rsid="05318e67"/>
    </style:style>
    <style:style style:name="T27" style:family="text">
      <style:text-properties officeooo:rsid="053191ff"/>
    </style:style>
    <style:style style:name="T28" style:family="text">
      <style:text-properties officeooo:rsid="059ae546"/>
    </style:style>
    <style:style style:name="T29" style:family="text">
      <style:text-properties officeooo:rsid="05a07858"/>
    </style:style>
    <style:style style:name="T30" style:family="text">
      <style:text-properties officeooo:rsid="05a1989e"/>
    </style:style>
    <style:style style:name="T31" style:family="text">
      <style:text-properties officeooo:rsid="05a8728b"/>
    </style:style>
    <style:style style:name="T32" style:family="text">
      <style:text-properties officeooo:rsid="05aeb913"/>
    </style:style>
    <style:style style:name="T33" style:family="text">
      <style:text-properties officeooo:rsid="05b21c80"/>
    </style:style>
    <style:style style:name="T34" style:family="text">
      <style:text-properties officeooo:rsid="05b5b052"/>
    </style:style>
    <style:style style:name="T35" style:family="text">
      <style:text-properties officeooo:rsid="05bd1d11"/>
    </style:style>
    <style:style style:name="T36" style:family="text">
      <style:text-properties officeooo:rsid="05c0d19e"/>
    </style:style>
    <style:style style:name="T37" style:family="text">
      <style:text-properties officeooo:rsid="05c27d8a"/>
    </style:style>
    <style:style style:name="T38" style:family="text">
      <style:text-properties officeooo:rsid="05c556c0"/>
    </style:style>
    <style:style style:name="T39" style:family="text">
      <style:text-properties officeooo:rsid="05c841ab"/>
    </style:style>
    <style:style style:name="T40" style:family="text">
      <style:text-properties officeooo:rsid="05c8aca7"/>
    </style:style>
    <style:style style:name="T41" style:family="text">
      <style:text-properties officeooo:rsid="05ca5fb8"/>
    </style:style>
    <style:style style:name="T42" style:family="text">
      <style:text-properties officeooo:rsid="05d28985"/>
    </style:style>
    <style:style style:name="T43" style:family="text">
      <style:text-properties officeooo:rsid="05d7eaad"/>
    </style:style>
    <style:style style:name="T44" style:family="text">
      <style:text-properties officeooo:rsid="05e05d5d"/>
    </style:style>
    <style:style style:name="T45" style:family="text">
      <style:text-properties officeooo:rsid="05e32728"/>
    </style:style>
    <style:style style:name="T46" style:family="text">
      <style:text-properties officeooo:rsid="05f0e784"/>
    </style:style>
    <style:style style:name="T47" style:family="text">
      <style:text-properties officeooo:rsid="05f1ecef"/>
    </style:style>
    <style:style style:name="T48" style:family="text">
      <style:text-properties officeooo:rsid="05f2a57d"/>
    </style:style>
    <style:style style:name="T49" style:family="text">
      <style:text-properties officeooo:rsid="05f6767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5f6767e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row>
          <table:table-cell table:style-name="Table7.A1" office:value-type="string">
            <text:p text:style-name="P100">Topics: <text:span text:style-name="T13">Searching, intro to efficiency concepts</text:span></text:p>
            <text:p text:style-name="P99"><text:span text:style-name="T22">Turn in: </text:span><text:span text:style-name="T15">Print out the assignment and work it out on paper/ Either scan or photograph the assignment once you're done and upload it to the Dropbox.</text:span></text:p>
            <text:p text:style-name="P99"><text:span text:style-name="T49">Name: <text:s/></text:span></text:p>
          </table:table-cell>
        </table:table-row>
      </table:table>
      <text:p text:style-name="P98"><text:span text:style-name="T13"/></text:p>
      <text:h text:style-name="P105" text:outline-level="1">Section 1: <text:span text:style-name="T28">Stepping through cod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7">For the following questions, a search algorithm will be given, as well as the inputs. You will need to act as the human computer and step through the algorithm, one command at a time, recording the changes to the variables and stepping through the flow of the function.</text:p>
            <text:p text:style-name="P57"/>
            <text:p text:style-name="P58">For example: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78">Function:</text:p>
                  <text:p text:style-name="P77">int FindItem( <text:span text:style-name="T29">int</text:span> arr[], int arraySize, <text:span text:style-name="T29">int</text:span> searchItem )</text:p>
                  <text:p text:style-name="P77">{<text:tab/></text:p>
                  <text:p text:style-name="P77"><text:tab/>for ( int i = 0; i &lt; arraySize; i++ )</text:p>
                  <text:p text:style-name="P77"><text:tab/>{</text:p>
                  <text:p text:style-name="P77"><text:tab/><text:tab/>if ( arr[i] == searchItem )</text:p>
                  <text:p text:style-name="P77"><text:tab/><text:tab/>{</text:p>
                  <text:p text:style-name="P77"><text:tab/><text:tab/><text:tab/>return i;</text:p>
                  <text:p text:style-name="P77"><text:tab/><text:tab/>}</text:p>
                  <text:p text:style-name="P77"><text:tab/>}</text:p>
                  <text:p text:style-name="P77"><text:tab/></text:p>
                  <text:p text:style-name="P77"><text:tab/>return -1;</text:p>
                  <text:p text:style-name="P77">}</text:p>
                </table:table-cell>
              </table:table-row>
              <table:table-row>
                <table:table-cell table:style-name="Table15.A2" office:value-type="string">
                  <text:p text:style-name="P77">Inputs:</text:p>
                  <text:p text:style-name="P79">int pos = FindItem( { <text:span text:style-name="T30">1, 3, 5, 7 }, 4, 5 );</text:span></text:p>
                </table:table-cell>
              </table:table-row>
            </table:table>
            <text:p text:style-name="P55"/>
            <text:p text:style-name="P59">So, the function is being called, with the array:</text:p>
            <table:table table:name="Table8" table:style-name="Table8">
              <table:table-column table:style-name="Table8.A" table:number-columns-repeated="5"/>
              <table:table-row>
                <table:table-cell table:style-name="Table8.A1" office:value-type="string">
                  <text:p text:style-name="P91">Index</text:p>
                </table:table-cell>
                <table:table-cell table:style-name="Table8.A1" office:value-type="string">
                  <text:p text:style-name="P91">0</text:p>
                </table:table-cell>
                <table:table-cell table:style-name="Table8.A1" office:value-type="string">
                  <text:p text:style-name="P91">1</text:p>
                </table:table-cell>
                <table:table-cell table:style-name="Table8.A1" office:value-type="string">
                  <text:p text:style-name="P91">2</text:p>
                </table:table-cell>
                <table:table-cell table:style-name="Table8.E1" office:value-type="string">
                  <text:p text:style-name="P91">3</text:p>
                </table:table-cell>
              </table:table-row>
              <table:table-row>
                <table:table-cell table:style-name="Table8.A2" office:value-type="string">
                  <text:p text:style-name="P91">Element</text:p>
                </table:table-cell>
                <table:table-cell table:style-name="Table8.A2" office:value-type="string">
                  <text:p text:style-name="P91">1</text:p>
                </table:table-cell>
                <table:table-cell table:style-name="Table8.A2" office:value-type="string">
                  <text:p text:style-name="P91">3</text:p>
                </table:table-cell>
                <table:table-cell table:style-name="Table8.A2" office:value-type="string">
                  <text:p text:style-name="P91">5</text:p>
                </table:table-cell>
                <table:table-cell table:style-name="Table8.E2" office:value-type="string">
                  <text:p text:style-name="P91">7</text:p>
                </table:table-cell>
              </table:table-row>
            </table:table>
            <text:p text:style-name="P59"/>
            <text:p text:style-name="P60">And the array size is 4, and the item we’re searching for is 5. <text:span text:style-name="T31">So then we step through each line…</text:span></text:p>
          </table:table-cell>
        </table:table-row>
      </table:table>
      <text:p text:style-name="P4"/>
      <text:p text:style-name="P12"/>
      <text:p text:style-name="P94"/>
      <table:table table:name="Table9" table:style-name="Table9">
        <table:table-column table:style-name="Table9.A"/>
        <table:table-row>
          <table:table-cell table:style-name="Table9.A1" office:value-type="string">
            <text:p text:style-name="P61">Step-thru:</text:p>
            <text:p text:style-name="P62">Function begin<text:tab/>arr[] = { 1, 3, 5, 7 }<text:tab/><text:tab/>arraySize = 4<text:tab/><text:tab/>searchItem = 5</text:p>
            <text:p text:style-name="P62"/>
            <text:p text:style-name="P63">For loop begin<text:tab/>i = 0</text:p>
            <text:p text:style-name="P64"><text:tab/><text:span text:style-name="T32">arr[i] == searchItem?<text:tab/><text:tab/>arr[0] = 1, searchItem = 5<text:tab/><text:tab/>FALSE</text:span></text:p>
            <text:p text:style-name="P64"/>
            <text:p text:style-name="P65">Loop continues<text:tab/>i = 1</text:p>
            <text:p text:style-name="P64"><text:tab/><text:span text:style-name="T32">arr[i] == searchItem?<text:tab/><text:tab/>arr[1] = 3, searchItem = 5<text:tab/><text:tab/>FALSE</text:span></text:p>
            <text:p text:style-name="P64"/>
            <text:p text:style-name="P65">Loop continues<text:tab/>i = <text:span text:style-name="T33">2</text:span></text:p>
            <text:p text:style-name="P64"><text:tab/><text:span text:style-name="T32">arr[i] == searchItem?<text:tab/><text:tab/>arr[2] = 5, searchItem = 5<text:tab/><text:tab/>TRUE</text:span></text:p>
            <text:p text:style-name="P64"><text:tab/><text:span text:style-name="T34">Value of </text:span><text:span text:style-name="T4">i</text:span><text:span text:style-name="T34"> is returned</text:span></text:p>
            <text:p text:style-name="P64"/>
            <text:p text:style-name="P66">FindItem returns 2.</text:p>
          </table:table-cell>
        </table:table-row>
      </table:table>
      <text:p text:style-name="P6"/>
      <text:p text:style-name="P12"><text:span text:style-name="T24">1. For the given algorithms, </text:span><text:span text:style-name="T9">record all variable values &amp; changes as you step through the code, one line at a time. </text:span><text:span text:style-name="T10">If there is a </text:span><text:span text:style-name="T12">cout</text:span><text:span text:style-name="T14"> or </text:span><text:span text:style-name="T12">return</text:span><text:span text:style-name="T14">, you should also specify what is outputted or returned.</text:span></text:p>
      <text:p text:style-name="P9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a.</text:p>
          </table:table-cell>
          <table:table-cell table:style-name="Table10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81">for ( int i = 0; i &lt; <text:span text:style-name="T36">3</text:span>; i++ )</text:p>
                  <text:p text:style-name="P81">{</text:p>
                  <text:p text:style-name="P81"><text:tab/><text:span text:style-name="T36">cout &lt;&lt; “hi ” &lt;&lt; i;</text:span></text:p>
                  <text:p text:style-name="P81">}</text:p>
                </table:table-cell>
              </table:table-row>
            </table:table>
            <text:p text:style-name="P25"/>
            <text:p text:style-name="P32">For loop begins<text:tab/><text:tab/>i = <text:span text:style-name="T36">0</text:span></text:p>
            <text:p text:style-name="P32"/>
            <text:p text:style-name="P38"><text:tab/>Message displayed:<text:tab/></text:p>
            <text:p text:style-name="P38"/>
            <text:p text:style-name="P38"/>
            <text:p text:style-name="P41">For loop continues<text:tab/><text:tab/>i = <text:span text:style-name="T36">1</text:span></text:p>
            <text:p text:style-name="P41"/>
            <text:p text:style-name="P38"><text:tab/>Message displayed:<text:tab/></text:p>
            <text:p text:style-name="P38"/>
            <text:p text:style-name="P38"/>
            <text:p text:style-name="P41">For loop continues<text:tab/><text:tab/>i = <text:span text:style-name="T36">2</text:span></text:p>
            <text:p text:style-name="P41"/>
            <text:p text:style-name="P38"><text:tab/>Message displayed:<text:tab/></text:p>
            <text:p text:style-name="P41"/>
            <text:p text:style-name="P41"/>
            <text:p text:style-name="P41"/>
            <text:p text:style-name="P41"/>
            <text:p text:style-name="P41"/>
          </table:table-cell>
          <table:table-cell table:style-name="Table10.A1" office:value-type="string">
            <text:p text:style-name="P18">(___/<text:span text:style-name="T43">2</text:span>)</text:p>
          </table:table-cell>
        </table:table-row>
      </table:table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<text:span text:style-name="T37">b</text:span>.</text:p>
          </table:table-cell>
          <table:table-cell table:style-name="Table2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0">for ( int i = 0; i &lt; 5; i++ )</text:p>
                  <text:p text:style-name="P80">{</text:p>
                  <text:p text:style-name="P80"><text:tab/>if ( i % 2 == 0 )</text:p>
                  <text:p text:style-name="P80"><text:tab/>{</text:p>
                  <text:p text:style-name="P80"><text:tab/><text:tab/>cout &lt;&lt; i &lt;&lt; " even" &lt;&lt; endl;</text:p>
                  <text:p text:style-name="P80"><text:tab/>}</text:p>
                  <text:p text:style-name="P80"><text:tab/>else</text:p>
                  <text:p text:style-name="P80"><text:tab/>{</text:p>
                  <text:p text:style-name="P80"><text:tab/><text:tab/>cout &lt;&lt; i &lt;&lt; " odd " &lt;&lt; endl;</text:p>
                  <text:p text:style-name="P80"><text:tab/>}</text:p>
                  <text:p text:style-name="P80">}</text:p>
                </table:table-cell>
              </table:table-row>
            </table:table>
            <text:p text:style-name="P24"/>
            <text:p text:style-name="P31">For loop begins<text:tab/><text:tab/>i = </text:p>
            <text:p text:style-name="P36"><text:tab/>Is i % 2 == 0?<text:tab/><text:tab/><text:tab/><text:span text:style-name="T35">True / False</text:span></text:p>
            <text:p text:style-name="P37"><text:tab/>Message displayed:<text:tab/></text:p>
            <text:p text:style-name="P37"/>
            <text:p text:style-name="P40">For loop continues<text:tab/><text:tab/>i = </text:p>
            <text:p text:style-name="P40"/>
            <text:p text:style-name="P40"/>
            <text:p text:style-name="P40"/>
            <text:p text:style-name="P11"/>
            <text:p text:style-name="P39"/>
            <text:p text:style-name="P46">For loop continues<text:tab/><text:tab/>i = </text:p>
            <text:p text:style-name="P46"/>
            <text:p text:style-name="P46"/>
            <text:p text:style-name="P46"/>
            <text:p text:style-name="P46"/>
            <text:p text:style-name="P11"/>
            <text:p text:style-name="P46">For loop continues<text:tab/><text:tab/>i = </text:p>
            <text:p text:style-name="P46"/>
            <text:p text:style-name="P46"/>
            <text:p text:style-name="P46"/>
            <text:p text:style-name="P11"/>
            <text:p text:style-name="P39"/>
            <text:p text:style-name="P46">For loop continues<text:tab/><text:tab/>i = </text:p>
            <text:p text:style-name="P40"/>
            <text:p text:style-name="P40"/>
            <text:p text:style-name="P40"/>
            <text:p text:style-name="P40"/>
          </table:table-cell>
          <table:table-cell table:style-name="Table2.A1" office:value-type="string">
            <text:p text:style-name="P13">(___/<text:span text:style-name="T43">2</text:span>)</text:p>
          </table:table-cell>
        </table:table-row>
      </table:table>
      <text:p text:style-name="P7"/>
      <text:p text:style-name="P7"/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<text:span text:style-name="T38">c</text:span>.</text:p>
          </table:table-cell>
          <table:table-cell table:style-name="Table12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82">for ( int i = 0; i &lt; <text:span text:style-name="T42">3</text:span>; i++ )</text:p>
                  <text:p text:style-name="P82">{</text:p>
                  <text:p text:style-name="P82"><text:tab/>for ( int j = 0; j &lt; <text:span text:style-name="T41">3</text:span>; j++ )</text:p>
                  <text:p text:style-name="P82"><text:tab/>{</text:p>
                  <text:p text:style-name="P82"><text:tab/><text:tab/>cout &lt;&lt; i * j &lt;&lt; endl;</text:p>
                  <text:p text:style-name="P82"><text:tab/>}</text:p>
                  <text:p text:style-name="P82">}</text:p>
                </table:table-cell>
              </table:table-row>
            </table:table>
            <text:p text:style-name="P26"/>
            <text:p text:style-name="P101">Outer for loop begins<text:tab/><text:tab/>i = <text:tab/></text:p>
            <text:p text:style-name="P33"><text:tab/><text:span text:style-name="T39">Inner for loop begins<text:tab/>i = <text:tab/><text:tab/><text:tab/>j = </text:span></text:p>
            <text:p text:style-name="P33"><text:tab/><text:tab/><text:span text:style-name="T39">Message displayed:</text:span></text:p>
            <text:p text:style-name="P42"><text:tab/></text:p>
            <text:p text:style-name="P43"><text:tab/><text:span text:style-name="T39">Inner loop continues<text:tab/>i = <text:tab/><text:tab/><text:tab/>j = </text:span></text:p>
            <text:p text:style-name="P42"><text:tab/><text:tab/><text:span text:style-name="T39">Message displayed:</text:span></text:p>
            <text:p text:style-name="P42"/>
            <text:p text:style-name="P43"><text:tab/><text:span text:style-name="T40">Inner loop continues<text:tab/>i = <text:tab/><text:tab/><text:tab/>j = </text:span></text:p>
            <text:p text:style-name="P44"><text:tab/><text:tab/><text:span text:style-name="T40">Message displayed:</text:span></text:p>
            <text:p text:style-name="P44"/>
            <text:p text:style-name="P47">Outer loop continues<text:tab/><text:tab/>i = </text:p>
            <text:p text:style-name="P34"><text:tab/><text:span text:style-name="T39">Inner for loop begins<text:tab/>i = <text:tab/><text:tab/><text:tab/>j = </text:span></text:p>
            <text:p text:style-name="P34"><text:tab/><text:tab/><text:span text:style-name="T39">Message displayed:</text:span></text:p>
            <text:p text:style-name="P44"><text:tab/></text:p>
            <text:p text:style-name="P44"><text:tab/><text:span text:style-name="T39">Inner loop continues<text:tab/>i = <text:tab/><text:tab/><text:tab/>j = </text:span></text:p>
            <text:p text:style-name="P44"><text:tab/><text:tab/><text:span text:style-name="T39">Message displayed:</text:span></text:p>
            <text:p text:style-name="P44"/>
            <text:p text:style-name="P44"><text:tab/><text:span text:style-name="T40">Inner loop continues<text:tab/>i = <text:tab/><text:tab/><text:tab/>j = </text:span></text:p>
            <text:p text:style-name="P45"><text:tab/><text:tab/><text:span text:style-name="T40">Message displayed:</text:span></text:p>
            <text:p text:style-name="P45"/>
            <text:p text:style-name="P48">Outer loop continues<text:tab/><text:tab/>i = </text:p>
            <text:p text:style-name="P35"><text:tab/><text:span text:style-name="T39">Inner for loop begins<text:tab/>i = <text:tab/><text:tab/><text:tab/>j = </text:span></text:p>
            <text:p text:style-name="P35"><text:tab/><text:tab/><text:span text:style-name="T39">Message displayed:</text:span></text:p>
            <text:p text:style-name="P45"><text:tab/></text:p>
            <text:p text:style-name="P45"><text:tab/><text:span text:style-name="T39">Inner loop continues<text:tab/>i = <text:tab/><text:tab/><text:tab/>j = </text:span></text:p>
            <text:p text:style-name="P45"><text:tab/><text:tab/><text:span text:style-name="T39">Message displayed:</text:span></text:p>
            <text:p text:style-name="P45"/>
            <text:p text:style-name="P45"><text:tab/><text:span text:style-name="T40">Inner loop continues<text:tab/>i = <text:tab/><text:tab/><text:tab/>j = </text:span></text:p>
            <text:p text:style-name="P45"><text:tab/><text:tab/><text:span text:style-name="T40">Message displayed:</text:span></text:p>
            <text:p text:style-name="P42"/>
            <text:p text:style-name="P42"/>
            <text:p text:style-name="P42"/>
            <text:p text:style-name="P42"/>
          </table:table-cell>
          <table:table-cell table:style-name="Table12.A1" office:value-type="string">
            <text:p text:style-name="P19">(___/<text:span text:style-name="T43">2</text:span>)</text:p>
          </table:table-cell>
        </table:table-row>
      </table:table>
      <text:h text:style-name="P106" text:outline-level="1">Section <text:span text:style-name="T25">2</text:span>: <text:span text:style-name="T8">Comparing efficiency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7"><text:span text:style-name="T17">W</text:span><text:span text:style-name="T16">hen we’re concerned with the efficiency of an algorithm, we look at how many operations occur. A single access in an array isn’t a big deal, but if the access is within one or more loops, then </text:span><text:span text:style-name="T19">that statement will be executed </text:span><text:span text:style-name="T6">n</text:span><text:span text:style-name="T19"> times (if the loop goes from 0 to </text:span><text:span text:style-name="T6">n-1</text:span><text:span text:style-name="T19">)</text:span></text:p>
            <text:p text:style-name="P70"/>
            <text:p text:style-name="P102">So if we have a simple loop like this: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6">for ( int i = 0; i &lt; 10; i++ )</text:p>
                  <text:p text:style-name="P76">{</text:p>
                  <text:p text:style-name="P76"><text:s text:c="2"/>// Do a thing</text:p>
                  <text:p text:style-name="P76">}</text:p>
                </table:table-cell>
              </table:table-row>
            </table:table>
            <text:p text:style-name="P71"/>
            <text:p text:style-name="P68"><text:span text:style-name="T18">I</text:span><text:span text:style-name="T16">t will loop </text:span><text:span text:style-name="T5">10</text:span><text:span text:style-name="T16"> times.</text:span></text:p>
            <text:p text:style-name="P103"/>
            <text:p text:style-name="P104">And when we have nested for-loops:</text:p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83">for ( int i = 0; i &lt; <text:span text:style-name="T27">4</text:span>; i++ )</text:p>
                  <text:p text:style-name="P83">{</text:p>
                  <text:p text:style-name="P83"><text:s text:c="2"/>for ( int j = <text:span text:style-name="T26">0</text:span>; j &lt; <text:span text:style-name="T44">3</text:span>; j++ )</text:p>
                  <text:p text:style-name="P83"><text:s text:c="2"/>{</text:p>
                  <text:p text:style-name="P83"><text:s text:c="4"/>// <text:span text:style-name="T27">Do a thing</text:span></text:p>
                  <text:p text:style-name="P83"><text:s text:c="2"/>}</text:p>
                  <text:p text:style-name="P83">}</text:p>
                </table:table-cell>
              </table:table-row>
            </table:table>
            <text:p text:style-name="P75"/>
            <text:p text:style-name="P69"><text:span text:style-name="T16">The loop will </text:span><text:span text:style-name="T20">end up happening </text:span><text:span text:style-name="T7">4 x 3</text:span><text:span text:style-name="T20"> times, or 12 times.</text:span></text:p>
          </table:table-cell>
        </table:table-row>
      </table:table>
      <text:p text:style-name="P5"/>
      <text:p text:style-name="P8"/>
      <text:p text:style-name="P9">2. <text:span text:style-name="T45">For the given code, write down the amount of cycles that occur.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a.</text:p>
          </table:table-cell>
          <table:table-cell table:style-name="Table4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84">for ( int i = 0; i &lt; 100; i++ )</text:p>
                  <text:p text:style-name="P84">{</text:p>
                  <text:p text:style-name="P84"><text:tab/>arr[i] += 2;</text:p>
                  <text:p text:style-name="P84">}</text:p>
                </table:table-cell>
              </table:table-row>
            </table:table>
            <text:p text:style-name="P74"/>
            <text:p text:style-name="P49"/>
            <text:p text:style-name="P51">Cycles:</text:p>
            <text:p text:style-name="P49"/>
          </table:table-cell>
          <table:table-cell table:style-name="Table4.A1" office:value-type="string">
            <text:p text:style-name="P14">(___/<text:span text:style-name="T48">2</text:span>)</text:p>
          </table:table-cell>
        </table:table-row>
        <table:table-row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28"/>
            <text:p text:style-name="P28"/>
            <text:p text:style-name="P28"/>
            <text:p text:style-name="P28"/>
          </table:table-cell>
          <table:table-cell table:style-name="Table4.A1" office:value-type="string">
            <text:p text:style-name="P17"/>
          </table:table-cell>
        </table:table-row>
        <text:soft-page-break/>
        <table:table-row>
          <table:table-cell table:style-name="Table4.A1" office:value-type="string">
            <text:p text:style-name="P29">b.</text:p>
          </table:table-cell>
          <table:table-cell table:style-name="Table4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85">for ( int i = 0; i &lt; 5; i++ )</text:p>
                  <text:p text:style-name="P85">{</text:p>
                  <text:p text:style-name="P85"><text:tab/>arr[i] = 0;</text:p>
                  <text:p text:style-name="P85">}</text:p>
                  <text:p text:style-name="P85">for ( int i = 5; i &lt; 10; i++ )</text:p>
                  <text:p text:style-name="P85">{</text:p>
                  <text:p text:style-name="P85"><text:tab/>arr[i] = 1;</text:p>
                  <text:p text:style-name="P85">}</text:p>
                </table:table-cell>
              </table:table-row>
            </table:table>
            <text:p text:style-name="P72"/>
            <text:p text:style-name="P90"/>
            <text:p text:style-name="P51">Cycles:</text:p>
            <text:p text:style-name="P56"/>
          </table:table-cell>
          <table:table-cell table:style-name="Table4.A1" office:value-type="string">
            <text:p text:style-name="P15">(___/<text:span text:style-name="T47">2</text:span>)</text:p>
          </table:table-cell>
        </table:table-row>
        <table:table-row>
          <table:table-cell table:style-name="Table4.A1" office:value-type="string">
            <text:p text:style-name="P29">c.</text:p>
          </table:table-cell>
          <table:table-cell table:style-name="Table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86">for ( int i = 0; i &lt; 5; i++ )</text:p>
                  <text:p text:style-name="P86">{</text:p>
                  <text:p text:style-name="P86"><text:tab/>for ( int j = 0; j &lt; 3; j++ )</text:p>
                  <text:p text:style-name="P86"><text:tab/>{</text:p>
                  <text:p text:style-name="P86"><text:tab/><text:tab/>arr[i] = j;</text:p>
                  <text:p text:style-name="P86"><text:tab/>}</text:p>
                  <text:p text:style-name="P86">}</text:p>
                </table:table-cell>
              </table:table-row>
            </table:table>
            <text:p text:style-name="P73"/>
            <text:p text:style-name="P30"/>
            <text:p text:style-name="P52">Cycles:</text:p>
            <text:p text:style-name="P30"/>
          </table:table-cell>
          <table:table-cell table:style-name="Table4.A1" office:value-type="string">
            <text:p text:style-name="P16">(___/<text:span text:style-name="T46">2</text:span>)</text:p>
          </table:table-cell>
        </table:table-row>
        <table:table-row>
          <table:table-cell table:style-name="Table4.A1" office:value-type="string">
            <text:p text:style-name="P52">d.</text:p>
          </table:table-cell>
          <table:table-cell table:style-name="Table4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87">for ( int i = 0; i &lt; 5; i++ )</text:p>
                  <text:p text:style-name="P87">{</text:p>
                  <text:p text:style-name="P87"><text:tab/>for ( int j = i; j &lt; 5; j++ )</text:p>
                  <text:p text:style-name="P87"><text:tab/>{</text:p>
                  <text:p text:style-name="P87"><text:tab/><text:tab/>arr[i] = j * 2;</text:p>
                  <text:p text:style-name="P87"><text:tab/>}</text:p>
                  <text:p text:style-name="P87">}</text:p>
                </table:table-cell>
              </table:table-row>
            </table:table>
            <text:p text:style-name="P86"/>
            <text:p text:style-name="P92">Cycles:</text:p>
            <text:p text:style-name="P86"/>
          </table:table-cell>
          <table:table-cell table:style-name="Table4.A1" office:value-type="string">
            <text:p text:style-name="P20">(___/<text:span text:style-name="T46">2</text:span>)</text:p>
          </table:table-cell>
        </table:table-row>
        <table:table-row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86"/>
            <text:p text:style-name="P86"/>
            <text:p text:style-name="P86"/>
          </table:table-cell>
          <table:table-cell table:style-name="Table4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ext:soft-page-break/>
        <table:table-row>
          <table:table-cell table:style-name="Table4.A1" office:value-type="string">
            <text:p text:style-name="P53">e. 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88">for ( int x = 0; x &lt; 3; x++ )</text:p>
                  <text:p text:style-name="P88">{</text:p>
                  <text:p text:style-name="P88"><text:tab/>for ( int y = 0; y &lt; 5; y++ )</text:p>
                  <text:p text:style-name="P88"><text:tab/>{</text:p>
                  <text:p text:style-name="P88"><text:tab/><text:tab/>for ( int z = 0; z &lt; 7; z++ )</text:p>
                  <text:p text:style-name="P88"><text:tab/><text:tab/>{</text:p>
                  <text:p text:style-name="P88"><text:tab/><text:tab/><text:tab/>arr[x] = y * z;</text:p>
                  <text:p text:style-name="P88"><text:tab/><text:tab/>}</text:p>
                  <text:p text:style-name="P88"><text:tab/>}</text:p>
                  <text:p text:style-name="P88">}</text:p>
                </table:table-cell>
              </table:table-row>
            </table:table>
            <text:p text:style-name="P92"/>
            <text:p text:style-name="P92">Cycles:</text:p>
          </table:table-cell>
          <table:table-cell table:style-name="Table4.A1" office:value-type="string">
            <text:p text:style-name="P21">(___/<text:span text:style-name="T46">2</text:span>)</text:p>
          </table:table-cell>
        </table:table-row>
        <table:table-row>
          <table:table-cell table:style-name="Table4.A1" office:value-type="string">
            <text:p text:style-name="P54">f.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89">for ( int x = 0; x &lt; 10; x++ )</text:p>
                  <text:p text:style-name="P89">{</text:p>
                  <text:p text:style-name="P89"><text:tab/>for ( int y = x+1; y &lt; 10; y++ )</text:p>
                  <text:p text:style-name="P89"><text:tab/>{</text:p>
                  <text:p text:style-name="P89"><text:tab/><text:tab/>for ( int z = y+1; z &lt; 10; z++ )</text:p>
                  <text:p text:style-name="P89"><text:tab/><text:tab/>{</text:p>
                  <text:p text:style-name="P89"><text:tab/><text:tab/><text:tab/>arr[x] = y * z;</text:p>
                  <text:p text:style-name="P89"><text:tab/><text:tab/>}</text:p>
                  <text:p text:style-name="P89"><text:tab/>}</text:p>
                  <text:p text:style-name="P89">}</text:p>
                </table:table-cell>
              </table:table-row>
            </table:table>
            <text:p text:style-name="P88"/>
            <text:p text:style-name="P88"/>
            <text:p text:style-name="P92">Cycles:</text:p>
          </table:table-cell>
          <table:table-cell table:style-name="Table4.A1" office:value-type="string">
            <text:p text:style-name="P22">(___/<text:span text:style-name="T46">2</text:span>)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dddddd" fo:font-size="8pt" style:font-size-asian="8pt" style:font-size-complex="8pt"/>
    </style:style>
    <style:style style:name="MT1" style:family="text">
      <style:text-properties officeooo:rsid="059762e0"/>
    </style:style>
    <style:style style:name="MT2" style:family="text">
      <style:text-properties officeooo:rsid="024792d9"/>
    </style:style>
    <style:style style:name="MT3" style:family="text">
      <style:text-properties officeooo:rsid="0598135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Searching and Efficiency</text:span><text:tab/></text:p>
        <text:p text:style-name="MP2"><text:span text:style-name="MT2">CS 250, Fall 2017<text:tab/><text:tab/>Page </text:span><text:span text:style-name="MT2"><text:page-number text:select-page="current">7</text:page-number></text:span><text:span text:style-name="MT2"> of </text:span><text:span text:style-name="MT2"><text:page-count>7</text:page-count></text:span></text:p>
      </style:header>
      <style:footer>
        <text:p text:style-name="MP3"><text:span text:style-name="MT3">Rachel J Morris<text:tab/>Last updated </text:span><text:date style:data-style-name="N84" text:date-value="2017-09-16T21:33:43.788369703">2017-09-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9-16T21:33:43.747856689</dc:date>
    <meta:editing-duration>PT20H33M38S</meta:editing-duration>
    <meta:editing-cycles>1415</meta:editing-cycles>
    <meta:generator>LibreOffice/5.1.4.2$Linux_X86_64 LibreOffice_project/10m0$Build-2</meta:generator>
    <meta:document-statistic meta:table-count="21" meta:image-count="0" meta:object-count="0" meta:page-count="7" meta:paragraph-count="194" meta:word-count="930" meta:character-count="3979" meta:non-whitespace-character-count="3045"/>
  </office:meta>
</office:document-meta>
</file>